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4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9"/>
          <table:table-cell>
            <draw:frame table:end-cell-address="Arkusz1.T17" table:end-x="0.557cm" table:end-y="0.341cm" draw:z-index="0" draw:style-name="gr1" draw:text-style-name="P1" svg:width="24.551cm" svg:height="7.518cm" svg:x="0.724cm" svg:y="0.107cm">
              <draw:object draw:notify-on-update-of-ranges="Arkusz1.A7:Arkusz1.A14 Arkusz1.C6:Arkusz1.C6 Arkusz1.C7:Arkusz1.C14 Arkusz1.E6:Arkusz1.E6 Arkusz1.E7:Arkusz1.E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2">
          <table:table-cell office:value-type="string">
            <text:p>asynch prefetch data</text:p>
          </table:table-cell>
          <table:table-cell table:number-columns-repeated="22"/>
        </table:table-row>
        <table:table-row table:style-name="ro2">
          <table:table-cell office:value-type="string">
            <text:p>NumElement</text:p>
          </table:table-cell>
          <table:table-cell/>
          <table:table-cell office:value-type="string">
            <text:p>Init</text:p>
          </table:table-cell>
          <table:table-cell/>
          <table:table-cell office:value-type="string">
            <text:p>Device</text:p>
          </table:table-cell>
          <table:table-cell table:number-columns-repeated="18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186">
            <text:p>186</text:p>
          </table:table-cell>
          <table:table-cell table:number-columns-repeated="18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36">
            <text:p>136</text:p>
          </table:table-cell>
          <table:table-cell/>
          <table:table-cell office:value-type="float" office:value="268">
            <text:p>268</text:p>
          </table:table-cell>
          <table:table-cell table:number-columns-repeated="18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61">
            <text:p>361</text:p>
          </table:table-cell>
          <table:table-cell table:number-columns-repeated="18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1782">
            <text:p>1782</text:p>
          </table:table-cell>
          <table:table-cell/>
          <table:table-cell office:value-type="float" office:value="525">
            <text:p>525</text:p>
          </table:table-cell>
          <table:table-cell table:number-columns-repeated="18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6146">
            <text:p>6146</text:p>
          </table:table-cell>
          <table:table-cell/>
          <table:table-cell office:value-type="float" office:value="1615">
            <text:p>1615</text:p>
          </table:table-cell>
          <table:table-cell table:number-columns-repeated="18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24365">
            <text:p>24365</text:p>
          </table:table-cell>
          <table:table-cell/>
          <table:table-cell office:value-type="float" office:value="5213">
            <text:p>5213</text:p>
          </table:table-cell>
          <table:table-cell table:number-columns-repeated="18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97121">
            <text:p>97121</text:p>
          </table:table-cell>
          <table:table-cell/>
          <table:table-cell office:value-type="float" office:value="18903">
            <text:p>18903</text:p>
          </table:table-cell>
          <table:table-cell table:number-columns-repeated="18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387484">
            <text:p>387484</text:p>
          </table:table-cell>
          <table:table-cell/>
          <table:table-cell office:value-type="float" office:value="68800">
            <text:p>68800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memory menagement</text:p>
          </table:table-cell>
          <table:table-cell table:number-columns-repeated="22"/>
        </table:table-row>
        <table:table-row table:style-name="ro2">
          <table:table-cell office:value-type="string">
            <text:p>NumElement</text:p>
          </table:table-cell>
          <table:table-cell/>
          <table:table-cell office:value-type="string">
            <text:p>Init</text:p>
          </table:table-cell>
          <table:table-cell/>
          <table:table-cell office:value-type="string">
            <text:p>Device</text:p>
          </table:table-cell>
          <table:table-cell/>
          <table:table-cell office:value-type="string">
            <text:p>Host</text:p>
          </table:table-cell>
          <table:table-cell table:number-columns-repeated="16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472">
            <text:p>472</text:p>
          </table:table-cell>
          <table:table-cell/>
          <table:table-cell office:value-type="float" office:value="83">
            <text:p>83</text:p>
          </table:table-cell>
          <table:table-cell table:number-columns-repeated="2"/>
          <table:table-cell>
            <draw:frame table:end-cell-address="Arkusz1.T35" table:end-x="0.225cm" table:end-y="0.065cm" draw:z-index="1" draw:style-name="gr1" draw:text-style-name="P1" svg:width="23.52cm" svg:height="7.385cm" svg:x="1.423cm" svg:y="0.377cm">
              <draw:object draw:notify-on-update-of-ranges="Arkusz1.A18:Arkusz1.A25 Arkusz1.C17:Arkusz1.C17 Arkusz1.C18:Arkusz1.C25 Arkusz1.E17:Arkusz1.E17 Arkusz1.E18:Arkusz1.E25 Arkusz1.G17:Arkusz1.G17 Arkusz1.G18:Arkusz1.G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float" office:value="993">
            <text:p>993</text:p>
          </table:table-cell>
          <table:table-cell/>
          <table:table-cell office:value-type="float" office:value="82">
            <text:p>82</text:p>
          </table:table-cell>
          <table:table-cell table:number-columns-repeated="16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483">
            <text:p>483</text:p>
          </table:table-cell>
          <table:table-cell/>
          <table:table-cell office:value-type="float" office:value="2911">
            <text:p>2911</text:p>
          </table:table-cell>
          <table:table-cell/>
          <table:table-cell office:value-type="float" office:value="160">
            <text:p>160</text:p>
          </table:table-cell>
          <table:table-cell table:number-columns-repeated="16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1782">
            <text:p>1782</text:p>
          </table:table-cell>
          <table:table-cell/>
          <table:table-cell office:value-type="float" office:value="10468">
            <text:p>10468</text:p>
          </table:table-cell>
          <table:table-cell/>
          <table:table-cell office:value-type="float" office:value="538">
            <text:p>538</text:p>
          </table:table-cell>
          <table:table-cell table:number-columns-repeated="16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6127">
            <text:p>6127</text:p>
          </table:table-cell>
          <table:table-cell/>
          <table:table-cell office:value-type="float" office:value="40952">
            <text:p>40952</text:p>
          </table:table-cell>
          <table:table-cell/>
          <table:table-cell office:value-type="float" office:value="1900">
            <text:p>1900</text:p>
          </table:table-cell>
          <table:table-cell table:number-columns-repeated="16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24513">
            <text:p>24513</text:p>
          </table:table-cell>
          <table:table-cell/>
          <table:table-cell office:value-type="float" office:value="163044">
            <text:p>163044</text:p>
          </table:table-cell>
          <table:table-cell/>
          <table:table-cell office:value-type="float" office:value="7500">
            <text:p>7500</text:p>
          </table:table-cell>
          <table:table-cell table:number-columns-repeated="16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31429">
            <text:p>131429</text:p>
          </table:table-cell>
          <table:table-cell/>
          <table:table-cell office:value-type="float" office:value="505348">
            <text:p>505348</text:p>
          </table:table-cell>
          <table:table-cell/>
          <table:table-cell office:value-type="float" office:value="30709">
            <text:p>30709</text:p>
          </table:table-cell>
          <table:table-cell table:number-columns-repeated="16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387042">
            <text:p>387042</text:p>
          </table:table-cell>
          <table:table-cell/>
          <table:table-cell office:value-type="float" office:value="1801173">
            <text:p>1801173</text:p>
          </table:table-cell>
          <table:table-cell/>
          <table:table-cell office:value-type="float" office:value="106841">
            <text:p>106841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2">
          <table:table-cell office:value-type="string">
            <text:p>Page faults cpu-gpu</text:p>
          </table:table-cell>
          <table:table-cell table:number-columns-repeated="22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Host</text:p>
          </table:table-cell>
          <table:table-cell/>
          <table:table-cell office:value-type="string">
            <text:p>Device</text:p>
          </table:table-cell>
          <table:table-cell table:number-columns-repeated="18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325">
            <text:p>325</text:p>
          </table:table-cell>
          <table:table-cell table:number-columns-repeated="18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401">
            <text:p>401</text:p>
          </table:table-cell>
          <table:table-cell table:number-columns-repeated="18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float" office:value="492">
            <text:p>492</text:p>
          </table:table-cell>
          <table:table-cell table:number-columns-repeated="4"/>
          <table:table-cell>
            <draw:frame table:end-cell-address="Arkusz1.U57" table:end-x="0.057cm" table:end-y="0.018cm" draw:z-index="2" draw:style-name="gr1" draw:text-style-name="P1" svg:width="24.216cm" svg:height="9.025cm" svg:x="2.817cm" svg:y="0.064cm">
              <draw:object draw:notify-on-update-of-ranges="Arkusz1.A35:Arkusz1.A42 Arkusz1.C34:Arkusz1.C34 Arkusz1.C35:Arkusz1.C42 Arkusz1.E34:Arkusz1.E34 Arkusz1.E35:Arkusz1.E4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563">
            <text:p>563</text:p>
          </table:table-cell>
          <table:table-cell/>
          <table:table-cell office:value-type="float" office:value="594">
            <text:p>594</text:p>
          </table:table-cell>
          <table:table-cell table:number-columns-repeated="18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147">
            <text:p>2147</text:p>
          </table:table-cell>
          <table:table-cell/>
          <table:table-cell office:value-type="float" office:value="1096">
            <text:p>1096</text:p>
          </table:table-cell>
          <table:table-cell table:number-columns-repeated="18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8536">
            <text:p>8536</text:p>
          </table:table-cell>
          <table:table-cell/>
          <table:table-cell office:value-type="float" office:value="3145">
            <text:p>3145</text:p>
          </table:table-cell>
          <table:table-cell table:number-columns-repeated="18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33732">
            <text:p>33732</text:p>
          </table:table-cell>
          <table:table-cell/>
          <table:table-cell office:value-type="float" office:value="10391">
            <text:p>10391</text:p>
          </table:table-cell>
          <table:table-cell table:number-columns-repeated="18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34468">
            <text:p>134468</text:p>
          </table:table-cell>
          <table:table-cell/>
          <table:table-cell office:value-type="float" office:value="39663">
            <text:p>39663</text:p>
          </table:table-cell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2">
          <table:table-cell office:value-type="string">
            <text:p>Page faults cpu-only</text:p>
          </table:table-cell>
          <table:table-cell table:number-columns-repeated="22"/>
        </table:table-row>
        <table:table-row table:style-name="ro2">
          <table:table-cell office:value-type="string">
            <text:p>NumElement</text:p>
          </table:table-cell>
          <table:table-cell/>
          <table:table-cell office:value-type="string">
            <text:p>Host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51">
            <text:p>5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81">
            <text:p>8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63">
            <text:p>16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571">
            <text:p>57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133">
            <text:p>2133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8692">
            <text:p>869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34546">
            <text:p>34546</text:p>
          </table:table-cell>
          <table:table-cell table:number-columns-repeated="20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206843">
            <text:p>206843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0"/>
          <table:table-cell>
            <draw:frame table:end-cell-address="Arkusz1.U79" table:end-x="1.479cm" table:end-y="0.194cm" draw:z-index="3" draw:style-name="gr1" draw:text-style-name="P1" svg:width="22.832cm" svg:height="9.025cm" svg:x="1.228cm" svg:y="0.26cm">
              <draw:object draw:notify-on-update-of-ranges="Arkusz1.A49:Arkusz1.A56 Arkusz1.C48:Arkusz1.C48 Arkusz1.C49:Arkusz1.C5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 office:value-type="string">
            <text:p>Page faults gpu-cpu</text:p>
          </table:table-cell>
          <table:table-cell table:number-columns-repeated="22"/>
        </table:table-row>
        <table:table-row table:style-name="ro2">
          <table:table-cell office:value-type="string">
            <text:p>NumElement</text:p>
          </table:table-cell>
          <table:table-cell/>
          <table:table-cell office:value-type="string">
            <text:p>Device</text:p>
          </table:table-cell>
          <table:table-cell/>
          <table:table-cell office:value-type="string">
            <text:p>Host</text:p>
          </table:table-cell>
          <table:table-cell office:value-type="string">
            <text:p>cpu faults</text:p>
          </table:table-cell>
          <table:table-cell office:value-type="string">
            <text:p>gpu faults</text:p>
          </table:table-cell>
          <table:table-cell office:value-type="string">
            <text:p>Gpu page fault groups [us]</text:p>
          </table:table-cell>
          <table:table-cell office:value-type="string">
            <text:p>Device To Host [us]</text:p>
          </table:table-cell>
          <table:table-cell office:value-type="string">
            <text:p>Device To Host – count</text:p>
          </table:table-cell>
          <table:table-cell table:number-columns-repeated="13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429">
            <text:p>429</text:p>
          </table:table-cell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446">
            <text:p>446</text:p>
          </table:table-cell>
          <table:table-cell/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441">
            <text:p>441</text:p>
          </table:table-cell>
          <table:table-cell/>
          <table:table-cell office:value-type="float" office:value="163">
            <text:p>163</text:p>
          </table:table-cell>
          <table:table-cell table:number-columns-repeated="2"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532">
            <text:p>532</text:p>
          </table:table-cell>
          <table:table-cell/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22">
            <text:p>522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number-columns-repeated="10"/>
          <table:table-cell table:number-columns-repeated="2" office:value-type="float" office:value="3">
            <text:p>3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710">
            <text:p>710</text:p>
          </table:table-cell>
          <table:table-cell/>
          <table:table-cell office:value-type="float" office:value="2081">
            <text:p>208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14">
            <text:p>714</text:p>
          </table:table-cell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1516">
            <text:p>1516</text:p>
          </table:table-cell>
          <table:table-cell/>
          <table:table-cell office:value-type="float" office:value="8244">
            <text:p>8244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2388">
            <text:p>2388</text:p>
          </table:table-cell>
          <table:table-cell office:value-type="float" office:value="684">
            <text:p>684</text:p>
          </table:table-cell>
          <table:table-cell office:value-type="float" office:value="48">
            <text:p>48</text:p>
          </table:table-cell>
          <table:table-cell table:number-columns-repeated="10"/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4508">
            <text:p>4508</text:p>
          </table:table-cell>
          <table:table-cell/>
          <table:table-cell office:value-type="float" office:value="32850">
            <text:p>32850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7440">
            <text:p>7440</text:p>
          </table:table-cell>
          <table:table-cell office:value-type="float" office:value="2739">
            <text:p>2739</text:p>
          </table:table-cell>
          <table:table-cell office:value-type="float" office:value="192">
            <text:p>192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4471">
            <text:p>4471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5711">
            <text:p>15711</text:p>
          </table:table-cell>
          <table:table-cell/>
          <table:table-cell office:value-type="float" office:value="129634">
            <text:p>129634</text:p>
          </table:table-cell>
          <table:table-cell office:value-type="float" office:value="384">
            <text:p>384</text:p>
          </table:table-cell>
          <table:table-cell office:value-type="float" office:value="586">
            <text:p>586</text:p>
          </table:table-cell>
          <table:table-cell office:value-type="float" office:value="30149">
            <text:p>30149</text:p>
          </table:table-cell>
          <table:table-cell office:value-type="float" office:value="10945">
            <text:p>10945</text:p>
          </table:table-cell>
          <table:table-cell office:value-type="float" office:value="768">
            <text:p>768</text:p>
          </table:table-cell>
          <table:table-cell table:number-columns-repeated="10"/>
          <table:table-cell office:value-type="float" office:value="192">
            <text:p>192</text:p>
          </table:table-cell>
          <table:table-cell office:value-type="float" office:value="300">
            <text:p>300</text:p>
          </table:table-cell>
          <table:table-cell office:value-type="float" office:value="15819">
            <text:p>15819</text:p>
          </table:table-cell>
        </table:table-row>
        <table:table-row table:style-name="ro1">
          <table:table-cell table:number-columns-repeated="21"/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Page faults gpu-only</text:p>
          </table:table-cell>
          <table:table-cell table:number-columns-repeated="22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Device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378">
            <text:p>37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448">
            <text:p>44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478">
            <text:p>478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482">
            <text:p>48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679">
            <text:p>67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1478">
            <text:p>1478</text:p>
          </table:table-cell>
          <table:table-cell table:number-columns-repeated="6"/>
          <table:table-cell>
            <draw:frame table:end-cell-address="Arkusz1.T97" table:end-x="0.058cm" table:end-y="0.333cm" draw:z-index="4" draw:style-name="gr1" draw:text-style-name="P1" svg:width="23.686cm" svg:height="8.395cm" svg:x="1.09cm" svg:y="0.086cm">
              <draw:object draw:notify-on-update-of-ranges="Arkusz1.A62:Arkusz1.A69 Arkusz1.C61:Arkusz1.C61 Arkusz1.C62:Arkusz1.C69 Arkusz1.E61:Arkusz1.E61 Arkusz1.E62:Arkusz1.E6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4482">
            <text:p>4482</text:p>
          </table:table-cell>
          <table:table-cell table:number-columns-repeated="20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5928">
            <text:p>15928</text:p>
          </table:table-cell>
          <table:table-cell table:number-columns-repeated="20"/>
        </table:table-row>
        <table:table-row table:style-name="ro1" table:number-rows-repeated="4">
          <table:table-cell table:number-columns-repeated="23"/>
        </table:table-row>
        <table:table-row table:style-name="ro2">
          <table:table-cell office:value-type="string">
            <text:p>Prefetch output 2</text:p>
          </table:table-cell>
          <table:table-cell table:number-columns-repeated="22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Init</text:p>
          </table:table-cell>
          <table:table-cell/>
          <table:table-cell office:value-type="string">
            <text:p>Device</text:p>
          </table:table-cell>
          <table:table-cell table:number-columns-repeated="18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05">
            <text:p>105</text:p>
          </table:table-cell>
          <table:table-cell table:number-columns-repeated="18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254">
            <text:p>254</text:p>
          </table:table-cell>
          <table:table-cell table:number-columns-repeated="18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67">
            <text:p>167</text:p>
          </table:table-cell>
          <table:table-cell/>
          <table:table-cell office:value-type="float" office:value="230">
            <text:p>230</text:p>
          </table:table-cell>
          <table:table-cell table:number-columns-repeated="18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675">
            <text:p>675</text:p>
          </table:table-cell>
          <table:table-cell/>
          <table:table-cell office:value-type="float" office:value="472">
            <text:p>472</text:p>
          </table:table-cell>
          <table:table-cell table:number-columns-repeated="18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704">
            <text:p>2704</text:p>
          </table:table-cell>
          <table:table-cell/>
          <table:table-cell office:value-type="float" office:value="1575">
            <text:p>1575</text:p>
          </table:table-cell>
          <table:table-cell table:number-columns-repeated="18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11257">
            <text:p>11257</text:p>
          </table:table-cell>
          <table:table-cell/>
          <table:table-cell office:value-type="float" office:value="4125">
            <text:p>4125</text:p>
          </table:table-cell>
          <table:table-cell table:number-columns-repeated="18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45827">
            <text:p>45827</text:p>
          </table:table-cell>
          <table:table-cell/>
          <table:table-cell office:value-type="float" office:value="13944">
            <text:p>13944</text:p>
          </table:table-cell>
          <table:table-cell table:number-columns-repeated="18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83635">
            <text:p>183635</text:p>
          </table:table-cell>
          <table:table-cell/>
          <table:table-cell office:value-type="float" office:value="50176">
            <text:p>5017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>
            <draw:frame table:end-cell-address="Arkusz1.J116" table:end-x="0.891cm" table:end-y="0.173cm" draw:z-index="6" draw:style-name="gr1" draw:text-style-name="P1" svg:width="24.516cm" svg:height="8.474cm" svg:x="0.446cm" svg:y="0.28cm">
              <draw:object draw:notify-on-update-of-ranges="Arkusz1.A88:Arkusz1.A95 Arkusz1.C87:Arkusz1.C87 Arkusz1.C88:Arkusz1.C95 Arkusz1.E87:Arkusz1.E87 Arkusz1.E88:Arkusz1.E9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table:number-columns-repeated="9"/>
          <table:table-cell>
            <draw:frame table:end-cell-address="Arkusz1.T118" table:end-x="1.813cm" table:end-y="0.278cm" draw:z-index="5" draw:style-name="gr1" draw:text-style-name="P1" svg:width="25.303cm" svg:height="8.98cm" svg:x="1.228cm" svg:y="0.33cm">
              <draw:object draw:notify-on-update-of-ranges="Arkusz1.A74:Arkusz1.A81 Arkusz1.C73:Arkusz1.C73 Arkusz1.C74:Arkusz1.C8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3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22.04.2020</text:date>, <text:time>20:20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9:38:19.18</meta:creation-date>
    <dc:date>2020-04-22T20:20:34.45</dc:date>
    <meta:editing-duration>PT10H3M18S</meta:editing-duration>
    <meta:editing-cycles>7</meta:editing-cycles>
    <meta:generator>OpenOffice/4.1.5$Win32 OpenOffice.org_project/415m1$Build-9789</meta:generator>
    <meta:document-statistic meta:table-count="3" meta:cell-count="2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52cm" svg:height="7.519cm" xlink:href=".." xlink:type="simple" chart:class="chart:line" chart:style-name="ch1">
        <chart:title svg:x="10.129cm" svg:y="0.286cm" chart:style-name="ch2">
          <text:p>Asynch prefetch data</text:p>
        </chart:title>
        <chart:legend chart:legend-position="end" svg:x="22.203cm" svg:y="3.185cm" style:legend-expansion="high" chart:style-name="ch3"/>
        <chart:plot-area chart:style-name="ch4" table:cell-range-address="Arkusz1.A7:Arkusz1.A14 Arkusz1.C6:Arkusz1.C14 Arkusz1.E6:Arkusz1.E14" chart:data-source-has-labels="both" svg:x="1.529cm" svg:y="1.515cm" svg:width="19.692cm" svg:height="4.846cm">
          <chartooo:coordinate-region svg:x="2.891cm" svg:y="1.727cm" svg:width="17.587cm" svg:height="3.961cm"/>
          <chart:axis chart:dimension="x" chart:name="primary-x" chart:style-name="ch5" chartooo:axis-type="auto">
            <chartooo:date-scale/>
            <chart:title svg:x="10.617cm" svg:y="6.512cm" chart:style-name="ch6">
              <text:p>Elements</text:p>
            </chart:title>
            <chart:categories table:cell-range-address="Arkusz1.A7:Arkusz1.A14"/>
          </chart:axis>
          <chart:axis chart:dimension="y" chart:name="primary-y" chart:style-name="ch5">
            <chart:title svg:x="0.451cm" svg:y="4.617cm" chart:style-name="ch7">
              <text:p>time [us]</text:p>
            </chart:title>
            <chart:grid chart:style-name="ch8" chart:class="major"/>
          </chart:axis>
          <chart:series chart:style-name="ch9" chart:values-cell-range-address="Arkusz1.C7:Arkusz1.C14" chart:label-cell-address="Arkusz1.C6:Arkusz1.C6" chart:class="chart:line">
            <chart:data-point chart:repeated="8"/>
          </chart:series>
          <chart:series chart:style-name="ch10" chart:values-cell-range-address="Arkusz1.E7:Arkusz1.E14" chart:label-cell-address="Arkusz1.E6:Arkusz1.E6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Arkusz1.C6:Arkusz1.C6</svg:desc>
                </draw:g>
              </table:table-cell>
              <table:table-cell office:value-type="string">
                <text:p>Device</text:p>
                <draw:g>
                  <svg:desc>Arkusz1.E6:Arkusz1.E6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7:Arkusz1.A14</svg:desc>
                </draw:g>
              </table:table-cell>
              <table:table-cell office:value-type="float" office:value="66">
                <text:p>66</text:p>
                <draw:g>
                  <svg:desc>Arkusz1.C7:Arkusz1.C14</svg:desc>
                </draw:g>
              </table:table-cell>
              <table:table-cell office:value-type="float" office:value="186">
                <text:p>186</text:p>
                <draw:g>
                  <svg:desc>Arkusz1.E7:Arkusz1.E14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6">
                <text:p>13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98">
                <text:p>49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782">
                <text:p>178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146">
                <text:p>614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365">
                <text:p>24365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97121">
                <text:p>97121</text:p>
              </table:table-cell>
              <table:table-cell office:value-type="float" office:value="18903">
                <text:p>1890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87484">
                <text:p>387484</text:p>
              </table:table-cell>
              <table:table-cell office:value-type="float" office:value="68800">
                <text:p>68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21cm" svg:height="7.386cm" xlink:href=".." xlink:type="simple" chart:class="chart:line" chart:style-name="ch1">
        <chart:title svg:x="9.6cm" svg:y="0.283cm" chart:style-name="ch2">
          <text:p>Memory menagement</text:p>
        </chart:title>
        <chart:legend chart:legend-position="end" svg:x="21.172cm" svg:y="2.857cm" style:legend-expansion="high" chart:style-name="ch3"/>
        <chart:plot-area chart:style-name="ch4" table:cell-range-address="Arkusz1.A18:Arkusz1.A25 Arkusz1.C17:Arkusz1.C25 Arkusz1.E17:Arkusz1.E25 Arkusz1.G17:Arkusz1.G25" chart:data-source-has-labels="both" svg:x="1.508cm" svg:y="1.503cm" svg:width="18.724cm" svg:height="4.728cm">
          <chartooo:coordinate-region svg:x="3.055cm" svg:y="1.715cm" svg:width="16.434cm" svg:height="3.843cm"/>
          <chart:axis chart:dimension="x" chart:name="primary-x" chart:style-name="ch5" chartooo:axis-type="auto">
            <chartooo:date-scale/>
            <chart:title svg:x="10.112cm" svg:y="6.379cm" chart:style-name="ch6">
              <text:p>Elements</text:p>
            </chart:title>
            <chart:categories table:cell-range-address="Arkusz1.A18:Arkusz1.A25"/>
          </chart:axis>
          <chart:axis chart:dimension="y" chart:name="primary-y" chart:style-name="ch7">
            <chart:title svg:x="0.451cm" svg:y="4.546cm" chart:style-name="ch8">
              <text:p>time [us]</text:p>
            </chart:title>
            <chart:grid chart:style-name="ch9" chart:class="major"/>
          </chart:axis>
          <chart:series chart:style-name="ch10" chart:values-cell-range-address="Arkusz1.C18:Arkusz1.C25" chart:label-cell-address="Arkusz1.C17:Arkusz1.C17" chart:class="chart:line">
            <chart:data-point chart:repeated="8"/>
          </chart:series>
          <chart:series chart:style-name="ch11" chart:values-cell-range-address="Arkusz1.E18:Arkusz1.E25" chart:label-cell-address="Arkusz1.E17:Arkusz1.E17" chart:class="chart:line">
            <chart:data-point chart:repeated="8"/>
          </chart:series>
          <chart:series chart:style-name="ch12" chart:values-cell-range-address="Arkusz1.G18:Arkusz1.G25" chart:label-cell-address="Arkusz1.G17:Arkusz1.G17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Arkusz1.C17:Arkusz1.C17</svg:desc>
                </draw:g>
              </table:table-cell>
              <table:table-cell office:value-type="string">
                <text:p>Device</text:p>
                <draw:g>
                  <svg:desc>Arkusz1.E17:Arkusz1.E17</svg:desc>
                </draw:g>
              </table:table-cell>
              <table:table-cell office:value-type="string">
                <text:p>Host</text:p>
                <draw:g>
                  <svg:desc>Arkusz1.G17:Arkusz1.G17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18:Arkusz1.A25</svg:desc>
                </draw:g>
              </table:table-cell>
              <table:table-cell office:value-type="float" office:value="67">
                <text:p>67</text:p>
                <draw:g>
                  <svg:desc>Arkusz1.C18:Arkusz1.C25</svg:desc>
                </draw:g>
              </table:table-cell>
              <table:table-cell office:value-type="float" office:value="472">
                <text:p>472</text:p>
                <draw:g>
                  <svg:desc>Arkusz1.E18:Arkusz1.E25</svg:desc>
                </draw:g>
              </table:table-cell>
              <table:table-cell office:value-type="float" office:value="83">
                <text:p>83</text:p>
                <draw:g>
                  <svg:desc>Arkusz1.G18:Arkusz1.G25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7">
                <text:p>137</text:p>
              </table:table-cell>
              <table:table-cell office:value-type="float" office:value="993">
                <text:p>9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83">
                <text:p>483</text:p>
              </table:table-cell>
              <table:table-cell office:value-type="float" office:value="2911">
                <text:p>29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782">
                <text:p>1782</text:p>
              </table:table-cell>
              <table:table-cell office:value-type="float" office:value="10468">
                <text:p>1046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127">
                <text:p>6127</text:p>
              </table:table-cell>
              <table:table-cell office:value-type="float" office:value="40952">
                <text:p>4095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513">
                <text:p>24513</text:p>
              </table:table-cell>
              <table:table-cell office:value-type="float" office:value="163044">
                <text:p>16304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31429">
                <text:p>131429</text:p>
              </table:table-cell>
              <table:table-cell office:value-type="float" office:value="505348">
                <text:p>505348</text:p>
              </table:table-cell>
              <table:table-cell office:value-type="float" office:value="30709">
                <text:p>3070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87042">
                <text:p>387042</text:p>
              </table:table-cell>
              <table:table-cell office:value-type="float" office:value="1801173">
                <text:p>1801173</text:p>
              </table:table-cell>
              <table:table-cell office:value-type="float" office:value="106841">
                <text:p>1068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17cm" svg:height="9.026cm" xlink:href=".." xlink:type="simple" chart:class="chart:line" chart:style-name="ch1">
        <chart:title svg:x="10.093cm" svg:y="0.316cm" chart:style-name="ch2">
          <text:p>Page faults cpu-gpu</text:p>
        </chart:title>
        <chart:legend chart:legend-position="end" svg:x="21.868cm" svg:y="3.939cm" style:legend-expansion="high" chart:style-name="ch3"/>
        <chart:plot-area chart:style-name="ch4" table:cell-range-address="Arkusz1.A35:Arkusz1.A42 Arkusz1.C34:Arkusz1.C42 Arkusz1.E34:Arkusz1.E42" chart:data-source-has-labels="both" svg:x="1.522cm" svg:y="1.635cm" svg:width="19.378cm" svg:height="6.203cm">
          <chartooo:coordinate-region svg:x="2.884cm" svg:y="1.847cm" svg:width="17.273cm" svg:height="5.318cm"/>
          <chart:axis chart:dimension="x" chart:name="primary-x" chart:style-name="ch5" chartooo:axis-type="auto">
            <chartooo:date-scale/>
            <chart:title svg:x="10.453cm" svg:y="8.019cm" chart:style-name="ch6">
              <text:p>Elements</text:p>
            </chart:title>
            <chart:categories table:cell-range-address="Arkusz1.A35:Arkusz1.A42"/>
          </chart:axis>
          <chart:axis chart:dimension="y" chart:name="primary-y" chart:style-name="ch5">
            <chart:title svg:x="0.451cm" svg:y="5.415cm" chart:style-name="ch7">
              <text:p>time [us]</text:p>
            </chart:title>
            <chart:grid chart:style-name="ch8" chart:class="major"/>
          </chart:axis>
          <chart:series chart:style-name="ch9" chart:values-cell-range-address="Arkusz1.C35:Arkusz1.C42" chart:label-cell-address="Arkusz1.C34:Arkusz1.C34" chart:class="chart:line">
            <chart:data-point chart:repeated="8"/>
          </chart:series>
          <chart:series chart:style-name="ch10" chart:values-cell-range-address="Arkusz1.E35:Arkusz1.E42" chart:label-cell-address="Arkusz1.E34:Arkusz1.E3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Arkusz1.C34:Arkusz1.C34</svg:desc>
                </draw:g>
              </table:table-cell>
              <table:table-cell office:value-type="string">
                <text:p>Device</text:p>
                <draw:g>
                  <svg:desc>Arkusz1.E34:Arkusz1.E34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35:Arkusz1.A42</svg:desc>
                </draw:g>
              </table:table-cell>
              <table:table-cell office:value-type="float" office:value="56">
                <text:p>56</text:p>
                <draw:g>
                  <svg:desc>Arkusz1.C35:Arkusz1.C42</svg:desc>
                </draw:g>
              </table:table-cell>
              <table:table-cell office:value-type="float" office:value="325">
                <text:p>325</text:p>
                <draw:g>
                  <svg:desc>Arkusz1.E35:Arkusz1.E42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8">
                <text:p>8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57">
                <text:p>15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63">
                <text:p>56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147">
                <text:p>214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8536">
                <text:p>8536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3732">
                <text:p>33732</text:p>
              </table:table-cell>
              <table:table-cell office:value-type="float" office:value="10391">
                <text:p>1039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34468">
                <text:p>134468</text:p>
              </table:table-cell>
              <table:table-cell office:value-type="float" office:value="39663">
                <text:p>39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33cm" svg:height="9.026cm" xlink:href=".." xlink:type="simple" chart:class="chart:line" chart:style-name="ch1">
        <chart:title svg:x="9.362cm" svg:y="0.316cm" chart:style-name="ch2">
          <text:p>Page faults cpu-only</text:p>
        </chart:title>
        <chart:legend chart:legend-position="end" svg:x="20.775cm" svg:y="4.201cm" style:legend-expansion="high" chart:style-name="ch3"/>
        <chart:plot-area chart:style-name="ch4" table:cell-range-address="Arkusz1.A49:Arkusz1.A56 Arkusz1.C48:Arkusz1.C56" chart:data-source-has-labels="both" svg:x="1.494cm" svg:y="1.635cm" svg:width="18.369cm" svg:height="6.203cm">
          <chartooo:coordinate-region svg:x="2.856cm" svg:y="1.847cm" svg:width="16.264cm" svg:height="5.318cm"/>
          <chart:axis chart:dimension="x" chart:name="primary-x" chart:style-name="ch5" chartooo:axis-type="auto">
            <chartooo:date-scale/>
            <chart:title svg:x="9.92cm" svg:y="8.019cm" chart:style-name="ch6">
              <text:p>Elements</text:p>
            </chart:title>
            <chart:categories table:cell-range-address="Arkusz1.A49:Arkusz1.A56"/>
          </chart:axis>
          <chart:axis chart:dimension="y" chart:name="primary-y" chart:style-name="ch5">
            <chart:title svg:x="0.451cm" svg:y="5.415cm" chart:style-name="ch7">
              <text:p>time [us]</text:p>
            </chart:title>
            <chart:grid chart:style-name="ch8" chart:class="major"/>
          </chart:axis>
          <chart:series chart:style-name="ch9" chart:values-cell-range-address="Arkusz1.C49:Arkusz1.C56" chart:label-cell-address="Arkusz1.C48:Arkusz1.C4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Arkusz1.C48:Arkusz1.C48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49:Arkusz1.A56</svg:desc>
                </draw:g>
              </table:table-cell>
              <table:table-cell office:value-type="float" office:value="51">
                <text:p>51</text:p>
                <draw:g>
                  <svg:desc>Arkusz1.C49:Arkusz1.C56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4546">
                <text:p>3454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206843">
                <text:p>2068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7cm" svg:height="8.396cm" xlink:href=".." xlink:type="simple" chart:class="chart:line" chart:style-name="ch1">
        <chart:title svg:x="9.828cm" svg:y="0.303cm" chart:style-name="ch2">
          <text:p>Page faults gpu-cpu</text:p>
        </chart:title>
        <chart:legend chart:legend-position="end" svg:x="21.338cm" svg:y="3.624cm" style:legend-expansion="high" chart:style-name="ch3"/>
        <chart:plot-area chart:style-name="ch4" table:cell-range-address="Arkusz1.A62:Arkusz1.A69 Arkusz1.C61:Arkusz1.C69 Arkusz1.E61:Arkusz1.E69" chart:data-source-has-labels="both" svg:x="1.511cm" svg:y="1.583cm" svg:width="18.881cm" svg:height="5.638cm">
          <chartooo:coordinate-region svg:x="2.873cm" svg:y="1.795cm" svg:width="16.776cm" svg:height="4.753cm"/>
          <chart:axis chart:dimension="x" chart:name="primary-x" chart:style-name="ch5" chartooo:axis-type="auto">
            <chartooo:date-scale/>
            <chart:title svg:x="10.193cm" svg:y="7.389cm" chart:style-name="ch6">
              <text:p>Elements</text:p>
            </chart:title>
            <chart:categories table:cell-range-address="Arkusz1.A62:Arkusz1.A69"/>
          </chart:axis>
          <chart:axis chart:dimension="y" chart:name="primary-y" chart:style-name="ch5">
            <chart:title svg:x="0.451cm" svg:y="5.081cm" chart:style-name="ch7">
              <text:p>time [us]</text:p>
            </chart:title>
            <chart:grid chart:style-name="ch8" chart:class="major"/>
          </chart:axis>
          <chart:series chart:style-name="ch9" chart:values-cell-range-address="Arkusz1.C62:Arkusz1.C69" chart:label-cell-address="Arkusz1.C61:Arkusz1.C61" chart:class="chart:line">
            <chart:data-point chart:repeated="8"/>
          </chart:series>
          <chart:series chart:style-name="ch10" chart:values-cell-range-address="Arkusz1.E62:Arkusz1.E69" chart:label-cell-address="Arkusz1.E61:Arkusz1.E6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ice</text:p>
                <draw:g>
                  <svg:desc>Arkusz1.C61:Arkusz1.C61</svg:desc>
                </draw:g>
              </table:table-cell>
              <table:table-cell office:value-type="string">
                <text:p>Host</text:p>
                <draw:g>
                  <svg:desc>Arkusz1.E61:Arkusz1.E61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62:Arkusz1.A69</svg:desc>
                </draw:g>
              </table:table-cell>
              <table:table-cell office:value-type="float" office:value="429">
                <text:p>429</text:p>
                <draw:g>
                  <svg:desc>Arkusz1.C62:Arkusz1.C69</svg:desc>
                </draw:g>
              </table:table-cell>
              <table:table-cell office:value-type="float" office:value="64">
                <text:p>64</text:p>
                <draw:g>
                  <svg:desc>Arkusz1.E62:Arkusz1.E69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46">
                <text:p>4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41">
                <text:p>44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32">
                <text:p>53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710">
                <text:p>71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16">
                <text:p>1516</text:p>
              </table:table-cell>
              <table:table-cell office:value-type="float" office:value="8244">
                <text:p>824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508">
                <text:p>4508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5711">
                <text:p>15711</text:p>
              </table:table-cell>
              <table:table-cell office:value-type="float" office:value="129634">
                <text:p>1296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04cm" svg:height="8.981cm" xlink:href=".." xlink:type="simple" chart:class="chart:line" chart:style-name="ch1">
        <chart:title svg:x="10.598cm" svg:y="0.315cm" chart:style-name="ch2">
          <text:p>Page faults gpu-only</text:p>
        </chart:title>
        <chart:legend chart:legend-position="end" svg:x="22.955cm" svg:y="4.178cm" style:legend-expansion="high" chart:style-name="ch3"/>
        <chart:plot-area chart:style-name="ch4" table:cell-range-address="Arkusz1.A74:Arkusz1.A81 Arkusz1.C73:Arkusz1.C81" chart:data-source-has-labels="both" svg:x="1.544cm" svg:y="1.631cm" svg:width="20.399cm" svg:height="6.163cm">
          <chartooo:coordinate-region svg:x="2.721cm" svg:y="1.843cm" svg:width="18.479cm" svg:height="5.278cm"/>
          <chart:axis chart:dimension="x" chart:name="primary-x" chart:style-name="ch5" chartooo:axis-type="auto">
            <chartooo:date-scale/>
            <chart:title svg:x="10.985cm" svg:y="7.974cm" chart:style-name="ch6">
              <text:p>Elements</text:p>
            </chart:title>
            <chart:categories table:cell-range-address="Arkusz1.A74:Arkusz1.A81"/>
          </chart:axis>
          <chart:axis chart:dimension="y" chart:name="primary-y" chart:style-name="ch5">
            <chart:title svg:x="0.451cm" svg:y="5.391cm" chart:style-name="ch7">
              <text:p>time [us]</text:p>
            </chart:title>
            <chart:grid chart:style-name="ch8" chart:class="major"/>
          </chart:axis>
          <chart:series chart:style-name="ch9" chart:values-cell-range-address="Arkusz1.C74:Arkusz1.C81" chart:label-cell-address="Arkusz1.C73:Arkusz1.C7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ice</text:p>
                <draw:g>
                  <svg:desc>Arkusz1.C73:Arkusz1.C73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74:Arkusz1.A81</svg:desc>
                </draw:g>
              </table:table-cell>
              <table:table-cell office:value-type="float" office:value="378">
                <text:p>378</text:p>
                <draw:g>
                  <svg:desc>Arkusz1.C74:Arkusz1.C81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482">
                <text:p>4482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5928">
                <text:p>159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17cm" svg:height="8.475cm" xlink:href=".." xlink:type="simple" chart:class="chart:line" chart:style-name="ch1">
        <chart:title svg:x="10.839cm" svg:y="0.305cm" chart:style-name="ch2">
          <text:p>Prefetch CPU</text:p>
        </chart:title>
        <chart:legend chart:legend-position="end" svg:x="22.168cm" svg:y="3.663cm" style:legend-expansion="high" chart:style-name="ch3"/>
        <chart:plot-area chart:style-name="ch4" table:cell-range-address="Arkusz1.A88:Arkusz1.A95 Arkusz1.C87:Arkusz1.C95 Arkusz1.E87:Arkusz1.E95" chart:data-source-has-labels="both" svg:x="1.528cm" svg:y="1.591cm" svg:width="19.66cm" svg:height="5.707cm">
          <chartooo:coordinate-region svg:x="2.89cm" svg:y="1.804cm" svg:width="17.555cm" svg:height="4.821cm"/>
          <chart:axis chart:dimension="x" chart:name="primary-x" chart:style-name="ch5" chartooo:axis-type="auto">
            <chartooo:date-scale/>
            <chart:title svg:x="10.6cm" svg:y="7.468cm" chart:style-name="ch6">
              <text:p>Elements</text:p>
            </chart:title>
            <chart:categories table:cell-range-address="Arkusz1.A88:Arkusz1.A95"/>
          </chart:axis>
          <chart:axis chart:dimension="y" chart:name="primary-y" chart:style-name="ch5">
            <chart:title svg:x="0.451cm" svg:y="5.123cm" chart:style-name="ch7">
              <text:p>time [us]</text:p>
            </chart:title>
            <chart:grid chart:style-name="ch8" chart:class="major"/>
          </chart:axis>
          <chart:series chart:style-name="ch9" chart:values-cell-range-address="Arkusz1.C88:Arkusz1.C95" chart:label-cell-address="Arkusz1.C87:Arkusz1.C87" chart:class="chart:line">
            <chart:data-point chart:repeated="8"/>
          </chart:series>
          <chart:series chart:style-name="ch10" chart:values-cell-range-address="Arkusz1.E88:Arkusz1.E95" chart:label-cell-address="Arkusz1.E87:Arkusz1.E87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Arkusz1.C87:Arkusz1.C87</svg:desc>
                </draw:g>
              </table:table-cell>
              <table:table-cell office:value-type="string">
                <text:p>Device</text:p>
                <draw:g>
                  <svg:desc>Arkusz1.E87:Arkusz1.E87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88:Arkusz1.A95</svg:desc>
                </draw:g>
              </table:table-cell>
              <table:table-cell office:value-type="float" office:value="11">
                <text:p>11</text:p>
                <draw:g>
                  <svg:desc>Arkusz1.C88:Arkusz1.C95</svg:desc>
                </draw:g>
              </table:table-cell>
              <table:table-cell office:value-type="float" office:value="105">
                <text:p>105</text:p>
                <draw:g>
                  <svg:desc>Arkusz1.E88:Arkusz1.E95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2">
                <text:p>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67">
                <text:p>1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675">
                <text:p>67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704">
                <text:p>2704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1257">
                <text:p>11257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5827">
                <text:p>45827</text:p>
              </table:table-cell>
              <table:table-cell office:value-type="float" office:value="13944">
                <text:p>13944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83635">
                <text:p>183635</text:p>
              </table:table-cell>
              <table:table-cell office:value-type="float" office:value="50176">
                <text:p>501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